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paragraph-rsid="0012f3bf"/>
    </style:style>
    <style:style style:name="P2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5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7c235"/>
    </style:style>
    <style:style style:name="P7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8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9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7c235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1b84a7" officeooo:paragraph-rsid="001b84a7"/>
    </style:style>
    <style:style style:name="P16" style:family="paragraph" style:parent-style-name="LO-normal" style:list-style-name="L1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7" style:family="paragraph" style:parent-style-name="LO-normal" style:list-style-name="L2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7c235"/>
    </style:style>
    <style:style style:name="P18" style:family="paragraph" style:parent-style-name="LO-normal" style:list-style-name="L1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P19" style:family="paragraph" style:parent-style-name="LO-normal" style:list-style-name="L2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7c235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0pt" fo:language="pt" fo:country="BR" officeooo:rsid="0016545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style:use-window-font-color="true" loext:opacity="0%" style:font-name="Liberation Serif" fo:font-size="10pt" fo:language="pt" fo:country="BR" officeooo:rsid="0017c23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8" style:family="text">
      <style:text-properties style:use-window-font-color="true" loext:opacity="0%" style:font-name="Liberation Serif" fo:font-size="10pt" fo:language="pt" fo:country="BR" officeooo:rsid="0019722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9" style:family="text">
      <style:text-properties style:use-window-font-color="true" loext:opacity="0%" style:font-name="Liberation Serif" fo:font-size="10pt" fo:language="pt" fo:country="BR" officeooo:rsid="001b84a7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10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" fo:font-size="12pt" fo:language="pt" fo:country="BR" officeooo:rsid="0017c23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pt" fo:country="BR" officeooo:rsid="001b84a7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b34d2" style:font-size-asian="10pt" style:font-size-complex="10pt"/>
    </style:style>
    <style:style style:name="T17" style:family="text">
      <style:text-properties fo:font-size="10pt" officeooo:rsid="000c8245" style:font-size-asian="10pt" style:font-size-complex="10pt"/>
    </style:style>
    <style:style style:name="T18" style:family="text">
      <style:text-properties fo:font-size="10pt" officeooo:rsid="0013f315" style:font-size-asian="10pt" style:font-size-complex="10pt"/>
    </style:style>
    <style:style style:name="T19" style:family="text">
      <style:text-properties fo:font-size="10pt" officeooo:rsid="000b3e23" style:font-size-asian="10pt" style:font-size-complex="10pt"/>
    </style:style>
    <style:style style:name="T20" style:family="text">
      <style:text-properties fo:font-size="10pt" officeooo:rsid="001b84a7" style:font-size-asian="10pt" style:font-size-complex="10pt"/>
    </style:style>
    <style:style style:name="T21" style:family="text">
      <style:text-properties officeooo:rsid="000b34d2"/>
    </style:style>
    <style:style style:name="T22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23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24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25" style:family="text">
      <style:text-properties style:font-name="Liberation Sans" fo:font-size="14pt" officeooo:rsid="00165455" style:font-name-asian="Microsoft YaHei" style:font-size-asian="14pt" style:font-name-complex="Arial" style:font-size-complex="14pt"/>
    </style:style>
    <style:style style:name="T26" style:family="text">
      <style:text-properties style:font-name="Liberation Sans" fo:font-size="14pt" officeooo:rsid="0017c235" style:font-name-asian="Microsoft YaHei" style:font-size-asian="14pt" style:font-name-complex="Arial" style:font-size-complex="14pt"/>
    </style:style>
    <style:style style:name="T27" style:family="text">
      <style:text-properties style:font-name="Liberation Sans" fo:font-size="14pt" officeooo:rsid="001b84a7" style:font-name-asian="Microsoft YaHei" style:font-size-asian="14pt" style:font-name-complex="Arial" style:font-size-complex="14pt"/>
    </style:style>
    <style:style style:name="T28" style:family="text">
      <style:text-properties officeooo:rsid="000b3e23"/>
    </style:style>
    <style:style style:name="T29" style:family="text">
      <style:text-properties officeooo:rsid="000c8245"/>
    </style:style>
    <style:style style:name="T30" style:family="text">
      <style:text-properties officeooo:rsid="001b84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istema de </text:span><text:span text:style-name="T14">Gerenciamento de Teatro</text:span><text:line-break/>Caso de Uso: <text:span text:style-name="T25">E</text:span><text:span text:style-name="T27">xcluir</text:span><text:span text:style-name="T24"> peça, sessão ou sala</text:span></text:p>
      <text:list xml:id="list1320355917" text:style-name="WWNum1a">
        <text:list-item>
          <text:p text:style-name="P9">Descrição</text:p>
        </text:list-item>
      </text:list>
      <text:p text:style-name="P2"><text:span text:style-name="T15">Este serviço descreve como é feita </text:span><text:span text:style-name="T5">a </text:span><text:span text:style-name="T9">exclusão</text:span><text:span text:style-name="T6"> </text:span><text:span text:style-name="T5">de peça</text:span><text:span text:style-name="T6">s</text:span><text:span text:style-name="T5">, sessões e salas</text:span><text:span text:style-name="T4">.</text:span></text:p>
      <text:list xml:id="list141436596609182" text:continue-numbering="true" text:style-name="WWNum1a">
        <text:list-item>
          <text:p text:style-name="P9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9">Pré-requisito</text:p>
        </text:list-item>
      </text:list>
      <text:p text:style-name="P4"><text:span text:style-name="T15">1. </text:span><text:span text:style-name="T4">Está autenticado.</text:span></text:p>
      <text:list xml:id="list141436800286605" text:continue-numbering="true" text:style-name="WWNum1a">
        <text:list-item>
          <text:p text:style-name="P9">Fluxo básico de eventos</text:p>
        </text:list-item>
      </text:list>
      <text:list xml:id="list2021069704" text:style-name="WWNum2a">
        <text:list-item>
          <text:p text:style-name="P13"><text:span text:style-name="T17">O Participante faz a escolha </text:span><text:span text:style-name="T18">de uma peça, sessão ou sala</text:span><text:span text:style-name="T17">.</text:span></text:p>
        </text:list-item>
        <text:list-item>
          <text:p text:style-name="P13"><text:span text:style-name="T17">Será mostrada uma tela </text:span><text:span text:style-name="T5">exibindo informações do objeto escolhido</text:span><text:span text:style-name="T15">.</text:span></text:p>
        </text:list-item>
        <text:list-item>
          <text:p text:style-name="P14"><text:span text:style-name="T5">Apos ver as informações o </text:span><text:span text:style-name="T8">participante</text:span><text:span text:style-name="T5"> </text:span><text:span text:style-name="T7">pode </text:span><text:span text:style-name="T9">excluir esse objeto</text:span><text:span text:style-name="T15">.</text:span></text:p>
        </text:list-item>
        <text:list-item>
          <text:p text:style-name="P15"><text:span text:style-name="T15">Será mostrada uma tela de confirmação.</text:span></text:p>
        </text:list-item>
        <text:list-item>
          <text:p text:style-name="P15"><text:span text:style-name="T15">Se confirmado o objeto será excluído.</text:span></text:p>
        </text:list-item>
      </text:list>
      <text:list xml:id="list141437862125902" text:continue-list="list141436800286605" text:style-name="WWNum1a">
        <text:list-item>
          <text:p text:style-name="P10">Fluxos alternativos</text:p>
          <text:p text:style-name="P10"><text:span text:style-name="T21">5.1 </text:span><text:span text:style-name="T26">Sessão, peça ou sala</text:span><text:span text:style-name="T23"> não encontrad</text:span><text:span text:style-name="T26">a</text:span><text:span text:style-name="T23">.</text:span></text:p>
        </text:list-item>
      </text:list>
      <text:list xml:id="list3704276568" text:style-name="L1">
        <text:list-header>
          <text:p text:style-name="P16"><text:span text:style-name="T4">Caso o </text:span><text:span text:style-name="T7">objeto</text:span><text:span text:style-name="T4"> pesquisado não se encontr</text:span><text:span text:style-name="T7">e</text:span><text:span text:style-name="T4"> no banco de dados</text:span><text:span text:style-name="T15">:</text:span></text:p>
        </text:list-header>
        <text:list-item>
          <text:p text:style-name="P18"><text:span text:style-name="T16"><text:s/></text:span><text:span text:style-name="T15">O sistema informa ao </text:span><text:span text:style-name="T17">participante</text:span><text:span text:style-name="T15"> que </text:span><text:span text:style-name="T2">a</text:span><text:span text:style-name="T4">quele </text:span><text:span text:style-name="T9">objeto</text:span><text:span text:style-name="T4"> não foi encontrado</text:span><text:span text:style-name="T9"> e retorna para a tela inicial</text:span><text:span text:style-name="T3">.</text:span><text:bookmark-start text:name="_heading=h.e9sl33f212yp"/></text:p>
        </text:list-item>
      </text:list>
      <text:list xml:id="list141437708796327" text:continue-list="list141437862125902" text:style-name="WWNum1a">
        <text:list-item>
          <text:p text:style-name="P9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9">Pós-condição</text:p>
          <text:list>
            <text:list-item>
              <text:p text:style-name="P12"><text:span text:style-name="T27">Exclusão</text:span><text:span text:style-name="T23"> feita com sucesso</text:span><text:span text:style-name="T28">. </text:span></text:p>
            </text:list-item>
          </text:list>
        </text:list-item>
      </text:list>
      <text:p text:style-name="P5"><text:span text:style-name="T10">O participante conseguiu </text:span><text:span text:style-name="T13">excluir</text:span><text:span text:style-name="T12"> </text:span><text:span text:style-name="T13">o</text:span><text:span text:style-name="T11"> objeto e foi redirecionado para a tela inicial</text:span><text:span text:style-name="T10">.</text:span><text:bookmark-start text:name="_heading=h.3ybgif14tkxo"/></text:p>
      <text:list xml:id="list141437679423570" text:continue-numbering="true" text:style-name="WWNum1a">
        <text:list-item>
          <text:list>
            <text:list-item>
              <text:p text:style-name="P12">Falha <text:span text:style-name="T22">na </text:span><text:span text:style-name="T27">exclusão</text:span><text:bookmark-start text:name="_heading=h.i3hgy9e01tu0"/></text:p>
            </text:list-item>
          </text:list>
        </text:list-item>
      </text:list>
      <text:p text:style-name="P6">O <text:span text:style-name="T29">participante não conseguiu </text:span><text:span text:style-name="T13">excluir </text:span><text:span text:style-name="T11">o objeto e</text:span><text:span text:style-name="T29"> foi redirecionado para a tela inicial.</text:span></text:p>
      <text:list xml:id="list141436957980650" text:continue-numbering="true" text:style-name="WWNum1a">
        <text:list-item>
          <text:p text:style-name="P9">Requisitos especiais</text:p>
        </text:list-item>
      </text:list>
      <text:p text:style-name="P3"/>
      <text:p text:style-name="P1"/>
      <text:p text:style-name="P8"><text:bookmark-end text:name="_heading=h.e9sl33f212yp"/><text:bookmark-end text:name="_heading=h.3ybgif14tkxo"/><text:bookmark-end text:name="_heading=h.i3hgy9e01tu0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4:14:35.942000000</dc:date>
    <meta:editing-duration>PT45M38S</meta:editing-duration>
    <meta:editing-cycles>1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5" meta:word-count="183" meta:character-count="1051" meta:non-whitespace-character-count="909"/>
  </office:meta>
</office:document-meta>
</file>